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6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8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2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0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cedb8" style:language-complex="ar" style:country-complex="SA"/>
    </style:style>
    <style:style style:name="P36" style:family="paragraph" style:parent-style-name="Text_20_body" style:list-style-name="L1">
      <style:text-properties style:font-name="Arial" fo:font-size="11pt" fo:font-weight="normal" officeooo:rsid="010891a0" officeooo:paragraph-rsid="010891a0" style:font-size-asian="11pt" style:font-weight-asian="normal" style:font-size-complex="11pt" style:font-weight-complex="normal"/>
    </style:style>
    <style:style style:name="P37" style:family="paragraph" style:parent-style-name="Text_20_body" style:list-style-name="L1">
      <style:text-properties style:font-name="Arial" fo:font-size="11pt" fo:font-weight="normal" officeooo:rsid="010df4bc" officeooo:paragraph-rsid="010df4bc" style:font-size-asian="11pt" style:font-weight-asian="normal" style:font-size-complex="11pt" style:font-weight-complex="normal"/>
    </style:style>
    <style:style style:name="P3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cedb8" style:language-complex="ar" style:country-complex="SA"/>
    </style:style>
    <style:style style:name="P40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b728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10cf7da" fo:background-color="transparent" loext:char-shading-value="0" style:font-size-asian="24pt" style:font-size-complex="24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d5d910" style:font-style-asian="normal" style:font-style-complex="normal"/>
    </style:style>
    <style:style style:name="T23" style:family="text">
      <style:text-properties officeooo:rsid="010368d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054ebd" style:font-weight-asian="bold" style:font-weight-complex="bold"/>
    </style:style>
    <style:style style:name="T26" style:family="text">
      <style:text-properties fo:font-weight="bold" officeooo:rsid="01099e5b" style:font-weight-asian="bold" style:font-weight-complex="bold"/>
    </style:style>
    <style:style style:name="T27" style:family="text">
      <style:text-properties officeooo:rsid="010df4bc"/>
    </style:style>
    <style:style style:name="T28" style:family="text">
      <style:text-properties officeooo:rsid="010fd143"/>
    </style:style>
    <style:style style:name="T29" style:family="text">
      <style:text-properties officeooo:rsid="011033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0">CFGS Desenvolupament d'Aplicacions Multiplataforma</text:span></text:p>
      <text:h text:style-name="P39" text:outline-level="1"><text:span text:style-name="T10">CFGS Desenvolupament d'Aplicacions </text:span><text:span text:style-name="T11">Web</text:span></text:h>
      <text:h text:style-name="P39" text:outline-level="1"><text:span text:style-name="T15">Mòdul 3</text:span><text:span text:style-name="T14"> – Programació bàsica</text:span></text:h>
      <text:h text:style-name="P40" text:outline-level="1">UF2 – <text:span text:style-name="T16">Programació modular</text:span></text:h>
      <text:p text:style-name="P32"><text:span text:style-name="T17">Informe de lliurament </text:span><text:span text:style-name="T18">A50</text:span><text:span text:style-name="T19">2</text:span></text:p>
      <text:p text:style-name="P31"/>
      <text:p text:style-name="P24"/>
      <text:p text:style-name="P24"/>
      <text:p text:style-name="P24"/>
      <text:p text:style-name="P27">Forma i dates de lliurament</text:p>
      <text:p text:style-name="P18"/>
      <text:p text:style-name="P28">En cas que h<text:span text:style-name="T23">àgiu</text:span> de lliurar diversos fitxers, comprimiu-los tots en un format <text:span text:style-name="T20">ZIP</text:span><text:span text:style-name="T21"> </text:span><text:span text:style-name="T22">incloeu aquest document prèviament omplert en el fitxer comprimit i lliureu-lo a la bústia de de lliuraments de la unitat 4 abans de la data límit. Intenteu respectar sempre la data recomanada.</text:span></text:p>
      <text:p text:style-name="P25"/>
      <text:p text:style-name="P26">Informe<text:bookmark-start text:name="__DdeLink__3243_1392924193"/></text:p>
      <text:h text:style-name="P38" text:outline-level="1"><text:bookmark-end text:name="__DdeLink__3243_1392924193"/></text:h>
      <text:p text:style-name="P13">Contesta:</text:p>
      <text:list xml:id="list7802597686461843188" text:style-name="L1">
        <text:list-item>
          <text:p text:style-name="P36">Puntua de zero a deu l'estructura de dades que has implementat tenint en compte les valoracions i els criteris descrits. Zero implica que no has <text:span text:style-name="T27">aconseguit dissenyar l'estructura de dades seguint els </text:span>criteri<text:span text:style-name="T27">s</text:span> i valoració <text:span text:style-name="T27">donades. D</text:span>eu implica que <text:span text:style-name="T27">has aconseguit tenir-los tots </text:span>en compte.</text:p>
          <text:p text:style-name="P36"/>
        </text:list-item>
        <text:list-item>
          <text:p text:style-name="P37"><text:span text:style-name="T29">Enumera quines funcions h</text:span>as implementa<text:span text:style-name="T29">t </text:span>del gestor de dades <text:span text:style-name="T29">i, indica també quins paràmetres d'entrada i/o sortida has declarat </text:span>(paràmetres i retorn)<text:span text:style-name="T28">. </text:span></text:p>
        </text:list-item>
      </text:list>
      <text:p text:style-name="P14"/>
      <text:p text:style-name="P14"/>
      <text:p text:style-name="P14"/>
      <text:p text:style-name="P14"/>
      <text:p text:style-name="P20">VALORACIÓ</text:p>
      <text:p text:style-name="P21"/>
      <text:p text:style-name="P21"><text:span text:style-name="T24">Creus que aquesta activitat t'ha </text:span><text:span text:style-name="T25">facilitat la realització </text:span><text:span text:style-name="T26">de l'estructura de dades i les funcions bàsiques, del gestor de dades i biblioteques genèriques?</text:span></text:p>
      <text:list xml:id="list7497798728954054286" text:style-name="L2">
        <text:list-item>
          <text:p text:style-name="P33">M'ha ajudat molt</text:p>
        </text:list-item>
        <text:list-item>
          <text:p text:style-name="P33">M'ha ajudat</text:p>
        </text:list-item>
        <text:list-item>
          <text:p text:style-name="P33">No m'ha ajudat gaire</text:p>
        </text:list-item>
        <text:list-item>
          <text:p text:style-name="P34">No m'ha ajudat gens</text:p>
        </text:list-item>
      </text:list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b728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3</text:span></text:p>
                  </table:table-cell>
                  <table:table-cell table:style-name="Taula1.A1" office:value-type="string">
                    <text:p text:style-name="MP6">Activitat <text:span text:style-name="MT5">A503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60</meta:editing-cycles>
    <meta:editing-duration>P5DT6H27M52S</meta:editing-duration>
    <dc:date>2017-09-06T22:01:49.566887661</dc:date>
    <dc:creator>Josep Bornas</dc:creator>
    <meta:document-statistic meta:table-count="2" meta:image-count="3" meta:object-count="0" meta:page-count="1" meta:paragraph-count="34" meta:word-count="227" meta:character-count="1471" meta:non-whitespace-character-count="1279"/>
    <meta:user-defined meta:name="Info 1"/>
    <meta:user-defined meta:name="Info 2"/>
    <meta:user-defined meta:name="Info 3"/>
    <meta:user-defined meta:name="Info 4"/>
  </office:meta>
</office:document-meta>
</file>